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officeooo:rsid="000ee933" officeooo:paragraph-rsid="000ee933"/>
    </style:style>
    <style:style style:name="P4" style:family="paragraph" style:parent-style-name="Standard">
      <style:text-properties officeooo:rsid="00100ae6" officeooo:paragraph-rsid="00100ae6"/>
    </style:style>
    <style:style style:name="P5" style:family="paragraph" style:parent-style-name="Preformatted_20_Text">
      <style:text-properties style:font-name="Droid Sans1" fo:font-size="12pt" officeooo:rsid="001a539a" officeooo:paragraph-rsid="001a539a" style:font-size-asian="12pt" style:font-size-complex="12pt"/>
    </style:style>
    <style:style style:name="P6" style:family="paragraph" style:parent-style-name="Preformatted_20_Text">
      <style:text-properties style:font-name="Droid Sans1" fo:font-size="12pt" officeooo:rsid="001a539a" officeooo:paragraph-rsid="001d5858" style:font-size-asian="12pt" style:font-size-complex="12pt"/>
    </style:style>
    <style:style style:name="P7" style:family="paragraph" style:parent-style-name="Preformatted_20_Text">
      <style:text-properties style:font-name="Droid Sans1" fo:font-size="12pt" officeooo:rsid="001d5858" officeooo:paragraph-rsid="001d5858" style:font-size-asian="12pt" style:font-size-complex="12pt"/>
    </style:style>
    <style:style style:name="P8" style:family="paragraph" style:parent-style-name="Preformatted_20_Text">
      <style:paragraph-properties fo:margin-top="0pt" fo:margin-bottom="14.14pt" loext:contextual-spacing="false"/>
    </style:style>
    <style:style style:name="P9" style:family="paragraph" style:parent-style-name="Preformatted_20_Text">
      <style:paragraph-properties fo:margin-top="0pt" fo:margin-bottom="14.14pt" loext:contextual-spacing="false"/>
      <style:text-properties officeooo:paragraph-rsid="001d5858"/>
    </style:style>
    <style:style style:name="P10" style:family="paragraph" style:parent-style-name="Preformatted_20_Text">
      <style:paragraph-properties fo:margin-top="0pt" fo:margin-bottom="14.14pt" loext:contextual-spacing="false"/>
      <style:text-properties officeooo:paragraph-rsid="001e8037"/>
    </style:style>
    <style:style style:name="P11" style:family="paragraph" style:parent-style-name="Preformatted_20_Text">
      <style:paragraph-properties fo:margin-top="0pt" fo:margin-bottom="14.14pt" loext:contextual-spacing="false"/>
      <style:text-properties officeooo:paragraph-rsid="00202c73"/>
    </style:style>
    <style:style style:name="P12" style:family="paragraph" style:parent-style-name="Preformatted_20_Text">
      <style:paragraph-properties fo:margin-top="0pt" fo:margin-bottom="14.14pt" loext:contextual-spacing="false"/>
      <style:text-properties officeooo:paragraph-rsid="00209328"/>
    </style:style>
    <style:style style:name="P13" style:family="paragraph" style:parent-style-name="Standard">
      <style:text-properties officeooo:rsid="00100ae6" officeooo:paragraph-rsid="00100ae6"/>
    </style:style>
    <style:style style:name="P14" style:family="paragraph" style:parent-style-name="Standard">
      <style:text-properties style:font-name="DejaVu Sans Mono" officeooo:rsid="00100ae6" officeooo:paragraph-rsid="00100ae6"/>
    </style:style>
    <style:style style:name="P15" style:family="paragraph" style:parent-style-name="Standard">
      <style:text-properties style:font-name="DejaVu Sans Mono" fo:font-size="10pt" officeooo:rsid="001982c1" officeooo:paragraph-rsid="001982c1" style:font-size-asian="10pt" style:font-size-complex="10pt"/>
    </style:style>
    <style:style style:name="P16" style:family="paragraph" style:parent-style-name="Standard">
      <style:text-properties style:font-name="Droid Sans1" fo:font-weight="bold" style:font-weight-asian="bold" style:font-weight-complex="bold"/>
    </style:style>
    <style:style style:name="P17" style:family="paragraph" style:parent-style-name="Standard">
      <style:text-properties style:font-name="Droid Sans1" officeooo:rsid="0018342e" officeooo:paragraph-rsid="0018342e"/>
    </style:style>
    <style:style style:name="P18" style:family="paragraph" style:parent-style-name="Standard">
      <style:text-properties style:font-name="Droid Sans1" officeooo:rsid="0018342e" officeooo:paragraph-rsid="0018abfe"/>
    </style:style>
    <style:style style:name="P19" style:family="paragraph" style:parent-style-name="Standard">
      <style:text-properties style:font-name="Droid Sans1" fo:font-size="12pt" officeooo:rsid="001a539a" officeooo:paragraph-rsid="001a539a" style:font-size-asian="12pt" style:font-size-complex="12pt"/>
    </style:style>
    <style:style style:name="P20" style:family="paragraph" style:parent-style-name="Standard">
      <style:text-properties style:font-name="Droid Sans1" fo:font-size="12pt" officeooo:rsid="001d5858" officeooo:paragraph-rsid="001d5858" style:font-size-asian="12pt" style:font-size-complex="12pt"/>
    </style:style>
    <style:style style:name="P21" style:family="paragraph" style:parent-style-name="Standard">
      <style:paragraph-properties fo:padding="1.39pt" fo:border="0.06pt solid #0000ff" style:writing-mode="page"/>
      <style:text-properties fo:font-weight="bold" officeooo:rsid="00152762" officeooo:paragraph-rsid="0018342e" style:font-weight-asian="bold" style:font-weight-complex="bold"/>
    </style:style>
    <style:style style:name="P22" style:family="paragraph" style:parent-style-name="Standard">
      <style:paragraph-properties fo:padding="1.39pt" fo:border="0.06pt solid #0000ff" style:writing-mode="page"/>
      <style:text-properties officeooo:rsid="00100ae6" officeooo:paragraph-rsid="0018342e"/>
    </style:style>
    <style:style style:name="P23" style:family="paragraph" style:parent-style-name="Standard">
      <style:paragraph-properties fo:padding="1.39pt" fo:border="0.06pt solid #0000ff" style:writing-mode="page"/>
      <style:text-properties style:font-name="DejaVu Sans Mono" officeooo:rsid="00100ae6" officeooo:paragraph-rsid="0018342e"/>
    </style:style>
    <style:style style:name="T1" style:family="text">
      <style:text-properties style:font-name="Droid Sans1"/>
    </style:style>
    <style:style style:name="T2" style:family="text">
      <style:text-properties officeooo:rsid="00152762"/>
    </style:style>
    <style:style style:name="T3" style:family="text">
      <style:text-properties officeooo:rsid="0018342e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officeooo:rsid="001d5858"/>
    </style:style>
    <style:style style:name="T6" style:family="text">
      <style:text-properties style:font-name="DejaVu Sans Mono" fo:font-size="12pt" officeooo:rsid="00202c73" style:font-size-asian="12pt" style:font-size-complex="12pt"/>
    </style:style>
    <style:style style:name="T7" style:family="text">
      <style:text-properties style:font-name="Droid Sans1" fo:font-size="12pt" officeooo:rsid="001d5858" style:font-size-asian="12pt" style:font-size-complex="12pt"/>
    </style:style>
    <style:style style:name="T8" style:family="text">
      <style:text-properties style:font-name="Droid Sans1" fo:font-size="12pt" officeooo:rsid="00202c73" style:font-size-asian="12pt" style:font-size-complex="12pt"/>
    </style:style>
    <style:style style:name="T9" style:family="text">
      <style:text-properties style:font-name="Droid Sans1" fo:font-size="12pt" officeooo:rsid="00209328" style:font-size-asian="12pt" style:font-size-complex="12pt"/>
    </style:style>
    <style:style style:name="T10" style:family="text">
      <style:text-properties style:font-name="Droid Sans1" officeooo:rsid="001d585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5858"/>
    </style:style>
    <style:style style:name="T13" style:family="text">
      <style:text-properties fo:font-size="12pt" officeooo:rsid="001d5858" style:font-size-asian="12pt" style:font-size-complex="12pt"/>
    </style:style>
    <style:style style:name="T14" style:family="text">
      <style:text-properties fo:font-size="12pt" officeooo:rsid="00202c73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d5858" style:font-size-asian="10pt" style:font-size-complex="10pt"/>
    </style:style>
    <style:style style:name="T17" style:family="text">
      <style:text-properties fo:font-size="10pt" officeooo:rsid="00202c73" style:font-size-asian="10pt" style:font-size-complex="10pt"/>
    </style:style>
    <style:style style:name="T18" style:family="text">
      <style:text-properties officeooo:rsid="00202c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s adaptador USB-GPIB</text:p>
      <text:p text:style-name="P3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3">a partir de esta se logro configurar el adaṕtador USB/GPIB114</text:p>
      <text:p text:style-name="P1"/>
      <text:p text:style-name="P4">GPIB interfacing using Agilent 82357B on Ubuntu Linux</text:p>
      <text:p text:style-name="P4"/>
      <text:p text:style-name="P4">I initially had some problems installing on my laptop, so decided to boot Ubuntu 12.04.5 LTS, 3.13.0-32-generic from USB and work from there.</text:p>
      <text:p text:style-name="P4"/>
      <text:p text:style-name="P4">Download the linux-gpib package, unpack and build. Get python-setuptools first for later Python bindings support.</text:p>
      <text:p text:style-name="P4"/>
      <text:p text:style-name="P4">wget --content-disposition --no-check-certificate https://sourceforge.net/projects/linux-gpib/files/linux-gpib%20for%203.x.x%20and%202.6.x%20kernels/3.2.20/linux-gpib-3.2.20.tar.gz/download</text:p>
      <text:p text:style-name="P4">sudo apt-get update</text:p>
      <text:p text:style-name="P4">sudo apt-get install python-dev libboost-python-dev python-setuptools --yes</text:p>
      <text:p text:style-name="P4">tar xvfz linux-gpib-3.2.20.tar.gz</text:p>
      <text:p text:style-name="P4">cd linux-gpib-3.2.20</text:p>
      <text:p text:style-name="P4">./configure</text:p>
      <text:p text:style-name="P4">make -j8</text:p>
      <text:p text:style-name="P4">sudo make install</text:p>
      <text:p text:style-name="P4">cd ..</text:p>
      <text:p text:style-name="P4"/>
      <text:p text:style-name="P4">Also download the firmware binary for the 82357B:</text:p>
      <text:p text:style-name="P4"/>
      <text:p text:style-name="P4">wget http://linux-gpib.sourceforge.net/firmware/gpib_firmware-2008-08-10.tar.gz</text:p>
      <text:p text:style-name="P4">tar xvfz gpib_firmware-2008-08-10.tar.gz</text:p>
      <text:p text:style-name="P4">cd ..</text:p>
      <text:p text:style-name="P4"/>
      <text:p text:style-name="P4">Use fxload to upload firmware to the GPIB interface:</text:p>
      <text:p text:style-name="P4"/>
      <text:p text:style-name="P4">wget --content-disposition --no-check-certificate https://downloads.sourceforge.net/project/linux-hotplug/fxload/2008_10_13/fxload-2008_10_13.tar.gz</text:p>
      <text:p text:style-name="P4">tar xvfz fxload-2008_10_13.tar.gz</text:p>
      <text:p text:style-name="P4">cd fxload-2008_10_13</text:p>
      <text:p text:style-name="P4">make</text:p>
      <text:p text:style-name="P4">sudo make install</text:p>
      <text:p text:style-name="P4">cd ..</text:p>
      <text:p text:style-name="P4"/>
      <text:p text:style-name="P4">Edit /etc/gpib.conf (as superuser) to say</text:p>
      <text:p text:style-name="P4"/>
      <text:p text:style-name="P4">board_type = "agilent_82357a"</text:p>
      <text:p text:style-name="P4">name = "agi"</text:p>
      <text:p text:style-name="P4"/>
      <text:p text:style-name="P4">Load kernel module(s):</text:p>
      <text:p text:style-name="P4"/>
      <text:p text:style-name="P4">sudo modprobe gpib_common</text:p>
      <text:p text:style-name="P4">sudo modprobe agilent_82357a</text:p>
      <text:p text:style-name="P4"><text:soft-page-break/></text:p>
      <text:p text:style-name="P4">Insert the dongle into the USB port. Only the red "FAIL" LED should be on. Find the bus and device ID:</text:p>
      <text:p text:style-name="P4"/>
      <text:p text:style-name="P4">lsusb</text:p>
      <text:p text:style-name="P4"/>
      <text:p text:style-name="P4">e.g.</text:p>
      <text:p text:style-name="P4"/>
      <text:p text:style-name="P4">...</text:p>
      <text:p text:style-name="P4">Bus 002 Device 005: ID 0957:0518 Agilent Technologies, Inc.</text:p>
      <text:p text:style-name="P4">...</text:p>
      <text:p text:style-name="P4"/>
      <text:p text:style-name="P4">Plug the found bus and device ID into the command for fxload:</text:p>
      <text:p text:style-name="P4"/>
      <text:p text:style-name="P4">sudo fxload -D /dev/bus/usb/002/005 <text:s/>-t fx2 -I gpib_firmware-2008-08-10/agilent_82357a/measat_releaseX1.8.hex</text:p>
      <text:p text:style-name="P4"/>
      <text:p text:style-name="P4">Still only the "FAIL" LED is on.</text:p>
      <text:p text:style-name="P4"/>
      <text:p text:style-name="P4">The USB bus and device ID have now changed. Wait a moment and get the new ID:</text:p>
      <text:p text:style-name="P4"/>
      <text:p text:style-name="P4">lsusb</text:p>
      <text:p text:style-name="P4"/>
      <text:p text:style-name="P4">e.g.</text:p>
      <text:p text:style-name="P4"/>
      <text:p text:style-name="P4">...</text:p>
      <text:p text:style-name="P4">Bus 002 Device 006: ID 0957:0518 Agilent Technologies, Inc.</text:p>
      <text:p text:style-name="P4">...</text:p>
      <text:p text:style-name="P4"/>
      <text:p text:style-name="P4">Run fxload again with the new bus and device ID:</text:p>
      <text:p text:style-name="P4"/>
      <text:p text:style-name="P4">sudo fxload -D /dev/bus/usb/002/006 <text:s/>-t fx2 -I gpib_firmware-2008-08-10/agilent_82357a/measat_releaseX1.8.hex</text:p>
      <text:p text:style-name="P4"/>
      <text:p text:style-name="P4">All lights should be on.</text:p>
      <text:p text:style-name="P4"/>
      <text:p text:style-name="P4">Change permissions on /dev/gpib0 (ideally, you would manage this with a "gpib" usergroup instead):</text:p>
      <text:p text:style-name="P4"/>
      <text:p text:style-name="P4">sudo chmod 666 /dev/gpib0</text:p>
      <text:p text:style-name="P4"/>
      <text:p text:style-name="P4">Now, initialize the dongle. gpib_config has some trouble finding the library, so create a symbolic link first:</text:p>
      <text:p text:style-name="P4"/>
      <text:p text:style-name="P4">sudo ln -s /usr/local/lib/libgpib.so.0 /lib/libgpib.so.0</text:p>
      <text:p text:style-name="P4">sudo gpib_config</text:p>
      <text:p text:style-name="P4"/>
      <text:p text:style-name="P4">Only the green "READY" LED should now be on.</text:p>
      <text:p text:style-name="P4"/>
      <text:p text:style-name="P4"><text:soft-page-break/>Now, make an entry for your device in /etc/gpib.conf. Default HP3456B factory address is ASCII "V" (22 dec) for talk and "6" for listen</text:p>
      <text:p text:style-name="P4"/>
      <text:p text:style-name="P4">...</text:p>
      <text:p text:style-name="P4">name = "hp3456a"</text:p>
      <text:p text:style-name="P4">pad = 22</text:p>
      <text:p text:style-name="P4">...</text:p>
      <text:p text:style-name="P4"/>
      <text:p text:style-name="P4">You can use ibtest to do some testing.</text:p>
      <text:p text:style-name="P4"/>
      <text:p text:style-name="P4">ibtest</text:p>
      <text:p text:style-name="P4"/>
      <text:p text:style-name="P4">A simple Python interface can now be made using the linux-gpib Python bindings. For more advanced applications, consider using the visa (PyVISA) libraries.</text:p>
      <text:p text:style-name="P4"/>
      <text:p text:style-name="P4">import gpib</text:p>
      <text:p text:style-name="P4">dev = gpib.find("hp3456a") <text:s text:c="5"/># N.B. define device ID in ``/etc/gpib.conf``</text:p>
      <text:p text:style-name="P4">print gpib.read(dev, 99)</text:p>
      <text:p text:style-name="P4"/>
      <text:p text:style-name="P4">References</text:p>
      <text:p text:style-name="P4">[pyvisa]<text:tab/>PyVISA https://pyvisa.readthedocs.io/en/stable/</text:p>
      <text:p text:style-name="P4">[linux-gpib]<text:tab/>linux-gpib : <text:a xlink:type="simple" xlink:href="http://linux-gpib.sourceforge.net/" text:style-name="Internet_20_link" text:visited-style-name="Visited_20_Internet_20_Link">http://linux-gpib.sourceforge.net/</text:a></text:p>
      <text:p text:style-name="P4"/>
      <text:p text:style-name="P21">Comando carga de firmware</text:p>
      <text:p text:style-name="P22"/>
      <text:p text:style-name="P23">sudo fxload -D /dev/bus/usb/002/005 <text:s/>-t fx2 -I <text:span text:style-name="T2">/home/jarias/Escritorio/Pasantia/Aplicaciones/Linux/agilent-usb-gib/gpib_firmware-2008-08-10/agilent_82357a</text:span>/measat_releaseX1.8.hex</text:p>
      <text:p text:style-name="P4"/>
      <text:p text:style-name="P16">Creación de script de bash para carga <text:span text:style-name="T3">automática</text:span> de firmware para adaptados USB / GPIB de Agilent.</text:p>
      <text:p text:style-name="P14"/>
      <text:p text:style-name="P17">Hay un bug en el codigo de firmware que obliga a realizar el proceso de carga dos veces. Para ello se crea un script de bash que permite cargar de manera automatica el firmware para el adaptadores.</text:p>
      <text:p text:style-name="P17"/>
      <text:p text:style-name="P18">El archivo .hex con el firmware se llama </text:p>
      <text:p text:style-name="P18"><text:span text:style-name="T4">measat_releaseX1.8.hex </text:span></text:p>
      <text:p text:style-name="P18">y esta ubicado en </text:p>
      <text:p text:style-name="P18"><text:span text:style-name="T4">/etc/hotplug/usb/agilent_82357a/</text:span></text:p>
      <text:p text:style-name="P18"><text:span text:style-name="T4"/></text:p>
      <text:p text:style-name="P15">#! /bin/bash </text:p>
      <text:p text:style-name="P15"/>
      <text:p text:style-name="P15">re="Bus ([0-9]+) Device ([0-9]+): ID 0957:0518"</text:p>
      <text:p text:style-name="P15">#input="Bus 001 Device 006: ID 0957:0518 Agilent Technologies, Inc. "</text:p>
      <text:p text:style-name="P15"/>
      <text:p text:style-name="P15">input=$(lsusb)</text:p>
      <text:p text:style-name="P15"/>
      <text:p text:style-name="P15">if [[ $input =~ $re ]] </text:p>
      <text:p text:style-name="P15">then </text:p>
      <text:p text:style-name="P15"><text:soft-page-break/></text:p>
      <text:p text:style-name="P15">echo "Match 1"</text:p>
      <text:p text:style-name="P15">bus=${BASH_REMATCH[1]}</text:p>
      <text:p text:style-name="P15">dev=${BASH_REMATCH[2]}</text:p>
      <text:p text:style-name="P15">echo ${BASH_REMATCH[0]}</text:p>
      <text:p text:style-name="P15">echo "1: Bus = $bus Device = $dev"</text:p>
      <text:p text:style-name="P15">sudo fxload -D /dev/bus/usb/$bus/$dev <text:s/>-t fx2 -I /etc/hotplug/usb/agilent_82357a/measat_releaseX1.8.hex</text:p>
      <text:p text:style-name="P15"/>
      <text:p text:style-name="P15">else </text:p>
      <text:p text:style-name="P15"/>
      <text:p text:style-name="P15">echo "No match"</text:p>
      <text:p text:style-name="P15"/>
      <text:p text:style-name="P15">fi</text:p>
      <text:p text:style-name="P15"/>
      <text:p text:style-name="P15">sleep 3</text:p>
      <text:p text:style-name="P15"/>
      <text:p text:style-name="P15">input=$(lsusb)</text:p>
      <text:p text:style-name="P15">echo $input</text:p>
      <text:p text:style-name="P15"/>
      <text:p text:style-name="P15">if [[ $input =~ $re ]]</text:p>
      <text:p text:style-name="P15">then</text:p>
      <text:p text:style-name="P15"/>
      <text:p text:style-name="P15">echo "Match 2"</text:p>
      <text:p text:style-name="P15">bus=${BASH_REMATCH[1]}</text:p>
      <text:p text:style-name="P15">dev=${BASH_REMATCH[2]}</text:p>
      <text:p text:style-name="P15">echo ${BASH_REMATCH[0]}</text:p>
      <text:p text:style-name="P15">echo "2: Bus = $bus Device = $dev"</text:p>
      <text:p text:style-name="P15">sudo fxload -D /dev/bus/usb/$bus/$dev <text:s/>-t fx2 -I /etc/hotplug/usb/agilent_82357a/measat_releaseX1.8.hex</text:p>
      <text:p text:style-name="P15"/>
      <text:p text:style-name="P15">sleep 3</text:p>
      <text:p text:style-name="P15"/>
      <text:p text:style-name="P15">sudo gpib_config</text:p>
      <text:p text:style-name="P15"/>
      <text:p text:style-name="P15">fi</text:p>
      <text:p text:style-name="P15"/>
      <text:p text:style-name="P19">Para crear el script se usaron <text:span text:style-name="T11">expresiones regulares de bash</text:span> para ubicar el numero de <text:span text:style-name="T4">bus</text:span> y el numero de <text:span text:style-name="T4">device</text:span> <text:s/>que arroja la salida del comando <text:span text:style-name="T4">lsusb</text:span></text:p>
      <text:p text:style-name="P19"><text:span text:style-name="T4"/></text:p>
      <text:p text:style-name="P20"><text:span text:style-name="T4">Expresiones regulares bash</text:span></text:p>
      <text:p text:style-name="P20"><text:span text:style-name="T4"/></text:p>
      <text:p text:style-name="P5"><text:span text:style-name="Source_20_Text">files="*.jpg"</text:span></text:p>
      <text:p text:style-name="Preformatted_20_Text"><text:span text:style-name="Source_20_Text">regex="[0-9]+_([a-z]+)_[0-9a-z]*"</text:span></text:p>
      <text:p text:style-name="Preformatted_20_Text"><text:span text:style-name="Source_20_Text">for f in $files</text:span></text:p>
      <text:p text:style-name="Preformatted_20_Text"><text:span text:style-name="Source_20_Text">do</text:span></text:p>
      <text:p text:style-name="Preformatted_20_Text"><text:span text:style-name="Source_20_Text"><text:s text:c="4"/>if [[ $f =~ $regex ]]</text:span></text:p>
      <text:p text:style-name="Preformatted_20_Text"><text:span text:style-name="Source_20_Text"><text:s text:c="4"/>then</text:span></text:p>
      <text:p text:style-name="Preformatted_20_Text"><text:span text:style-name="Source_20_Text"><text:s text:c="8"/>name="${BASH_REMATCH[1]}"</text:span></text:p>
      <text:p text:style-name="Preformatted_20_Text"><text:span text:style-name="Source_20_Text"><text:s text:c="8"/>echo "${name}.jpg" <text:s text:c="3"/># concatenate strings</text:span></text:p>
      <text:p text:style-name="Preformatted_20_Text"><text:span text:style-name="Source_20_Text"><text:s text:c="8"/>name="${name}.jpg" <text:s text:c="3"/># same thing stored in a variable</text:span></text:p>
      <text:p text:style-name="Preformatted_20_Text"><text:span text:style-name="Source_20_Text"><text:s text:c="4"/>else</text:span></text:p>
      <text:p text:style-name="Preformatted_20_Text"><text:span text:style-name="Source_20_Text"><text:s text:c="8"/>echo "$f doesn't match" &gt;&amp;2 # this could get noisy if there are a lot of non-matching files</text:span></text:p>
      <text:p text:style-name="Preformatted_20_Text"><text:span text:style-name="Source_20_Text"><text:s text:c="4"/>fi</text:span></text:p>
      <text:p text:style-name="P8"><text:span text:style-name="Source_20_Text">done</text:span></text:p>
      <text:p text:style-name="P6"><text:soft-page-break/><text:span text:style-name="Source_20_Text"><text:span text:style-name="T5">Interpolar cadenas</text:span></text:span></text:p>
      <text:p text:style-name="P6"><text:span text:style-name="Source_20_Text"><text:span text:style-name="T5"/></text:span></text:p>
      <text:p text:style-name="P5"><text:span text:style-name="Source_20_Text">foo="Hello"</text:span></text:p>
      <text:p text:style-name="Preformatted_20_Text"><text:span text:style-name="Source_20_Text">foo="$foo World"</text:span></text:p>
      <text:p text:style-name="P8"><text:span text:style-name="Source_20_Text">echo $foo</text:span></text:p>
      <text:p text:style-name="P20">Almacenar salida de un comando en una variable bash</text:p>
      <text:p text:style-name="P20"><text:span text:style-name="T4"/></text:p>
      <text:p text:style-name="P7"><text:span text:style-name="Source_20_Text">OUTPUT="$(ls -1)"</text:span></text:p>
      <text:p text:style-name="P8"><text:span text:style-name="Source_20_Text">echo "${OUTPUT}"</text:span></text:p>
      <text:p text:style-name="P9"><text:span text:style-name="Source_20_Text"><text:span text:style-name="T7">Evaluar comandos bash almacenados como cadena en variables</text:span></text:span></text:p>
      <text:p text:style-name="P8"><text:span text:style-name="Source_20_Text">MYSQL='mysql AMORE -u username -ppassword -h localhost -e'QUERY="SELECT "'*'" FROM amoreconfig" ;# &lt;-- "double"'single'"double"</text:span></text:p>
      <text:p text:style-name="P8"><text:span text:style-name="Source_20_Text">eval $MYSQL "'$QUERY'"</text:span></text:p>
      <text:p text:style-name="P9"><text:span text:style-name="Source_20_Text"><text:span text:style-name="T7">Retardo “sleep” en bash</text:span></text:span></text:p>
      <text:p text:style-name="P10"><text:span text:style-name="Source_20_Text"><text:span text:style-name="T16">sleep .5 # Waits 0.5 second.</text:span></text:span></text:p>
      <text:p text:style-name="P10"><text:span text:style-name="Source_20_Text"><text:span text:style-name="T15">sleep 5 <text:s/># Waits 5 seconds.</text:span></text:span></text:p>
      <text:p text:style-name="Preformatted_20_Text"><text:span text:style-name="Source_20_Text"><text:span text:style-name="T15">sleep 5s # Waits 5 seconds.</text:span></text:span></text:p>
      <text:p text:style-name="Preformatted_20_Text"><text:span text:style-name="Source_20_Text"><text:span text:style-name="T15">sleep 5m # Waits 5 minutes.</text:span></text:span></text:p>
      <text:p text:style-name="Preformatted_20_Text"><text:span text:style-name="Source_20_Text"><text:span text:style-name="T15">sleep 5h # Waits 5 hours.</text:span></text:span></text:p>
      <text:p text:style-name="P8"><text:span text:style-name="Source_20_Text"><text:span text:style-name="T15">sleep 5d # Waits 5 days.</text:span></text:span></text:p>
      <text:p text:style-name="P11"><text:span text:style-name="Source_20_Text"><text:span text:style-name="T8">Como ejecutar un script de shell cuando se conecta un dispositivo USB</text:span></text:span></text:p>
      <text:p text:style-name="P11"><text:a xlink:type="simple" xlink:href="https://unix.stackexchange.com/questions/65891/how-to-execute-a-shellscript-when-i-plug-in-a-usb-device" text:style-name="Internet_20_link" text:visited-style-name="Visited_20_Internet_20_Link"><text:span text:style-name="Source_20_Text"><text:span text:style-name="T8">https://unix.stackexchange.com/questions/65891/how-to-execute-a-shellscript-when-i-plug-in-a-usb-device</text:span></text:span></text:a></text:p>
      <text:p text:style-name="P12"><text:a xlink:type="simple" xlink:href="https://unix.stackexchange.com/questions/28548/how-to-run-custom-scripts-upon-usb-device-plug-in?answertab=active#tab-top" text:style-name="Internet_20_link" text:visited-style-name="Visited_20_Internet_20_Link"><text:span text:style-name="Source_20_Text"><text:span text:style-name="T9">https://unix.stackexchange.com/questions/28548/how-to-run-custom-scripts-upon-usb-device-plug-in?answertab=active#tab-top</text:span></text:span></text:a></text:p>
      <text:p text:style-name="P12"><text:span text:style-name="Source_20_Text"><text:span text:style-name="T9"/></text:span></text:p>
      <text:p text:style-name="P8"><text:span text:style-name="Source_20_Text"/></text:p>
      <text:p text:style-name="P8"/>
      <text:p text:style-name="P20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20"><text:a xlink:type="simple" xlink:href="https://stackoverflow.com/questions/1891797/capturing-groups-from-a-grep-regex" text:style-name="Internet_20_link" text:visited-style-name="Visited_20_Internet_20_Link"><text:span text:style-name="T4">https://stackoverflow.com/questions/1891797/capturing-groups-from-a-grep-regex</text:span></text:a></text:p>
      <text:p text:style-name="P20"><text:a xlink:type="simple" xlink:href="https://stackoverflow.com/questions/4181703/how-to-concatenate-string-variables-in-bash" text:style-name="Internet_20_link" text:visited-style-name="Visited_20_Internet_20_Link"><text:span text:style-name="T4">https://stackoverflow.com/questions/4181703/how-to-concatenate-string-variables-in-bash</text:span></text:a></text:p>
      <text:p text:style-name="P20"><text:soft-page-break/><text:a xlink:type="simple" xlink:href="https://stackoverflow.com/questions/4651437/how-to-set-a-variable-to-the-output-from-a-command-in-bash" text:style-name="Internet_20_link" text:visited-style-name="Visited_20_Internet_20_Link"><text:span text:style-name="T4">https://stackoverflow.com/questions/4651437/how-to-set-a-variable-to-the-output-from-a-command-in-bash</text:span></text:a></text:p>
      <text:p text:style-name="P20"><text:a xlink:type="simple" xlink:href="https://stackoverflow.com/questions/2005192/how-to-execute-a-bash-command-stored-as-a-string-with-quotes-and-asterisk" text:style-name="Internet_20_link" text:visited-style-name="Visited_20_Internet_20_Link"><text:span text:style-name="T4">https://stackoverflow.com/questions/2005192/how-to-execute-a-bash-command-stored-as-a-string-with-quotes-and-asterisk</text:span></text:a></text:p>
      <text:p text:style-name="P20"><text:a xlink:type="simple" xlink:href="https://stackoverflow.com/questions/21620406/how-do-i-pause-my-shell-script-for-1-second-before-continuing" text:style-name="Internet_20_link" text:visited-style-name="Visited_20_Internet_20_Link"><text:span text:style-name="T4">https://stackoverflow.com/questions/21620406/how-do-i-pause-my-shell-script-for-1-second-before-continuing</text:span></text:a></text:p>
      <text:p text:style-name="P20"><text:span text:style-name="T4"/></text:p>
      <text:p text:style-name="P2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6-16T15:28:09.624348722</dc:date>
    <meta:editing-duration>PT3H30M52S</meta:editing-duration>
    <meta:editing-cycles>12</meta:editing-cycles>
    <meta:generator>LibreOffice/5.3.1.2$Linux_x86 LibreOffice_project/e80a0e0fd1875e1696614d24c32df0f95f03deb2</meta:generator>
    <meta:document-statistic meta:table-count="0" meta:image-count="0" meta:object-count="0" meta:page-count="6" meta:paragraph-count="148" meta:word-count="774" meta:character-count="6358" meta:non-whitespace-character-count="5663"/>
  </office:meta>
</office:document-meta>
</file>